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635cm" loext:contextual-spacing="false" fo:line-height="110%" fo:orphans="2" fo:widows="2" fo:text-indent="0cm" style:auto-text-indent="false"/>
      <style:text-properties fo:font-variant="normal" fo:text-transform="none" fo:color="#333333" style:font-name="var secondary-font" fo:font-size="16.5pt" fo:letter-spacing="normal" fo:font-style="normal" fo:font-weight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.132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.132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Source Sans Pro" fo:font-size="16.5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/>
    </style:style>
    <style:style style:name="P6" style:family="paragraph" style:parent-style-name="Standard">
      <style:text-properties officeooo:rsid="001c94e4" officeooo:paragraph-rsid="001c94e4"/>
    </style:style>
    <style:style style:name="P7" style:family="paragraph" style:parent-style-name="Standard">
      <style:text-properties fo:font-variant="normal" fo:text-transform="none" style:font-name="Source Sans Pro" fo:font-size="16.5pt" fo:letter-spacing="normal" fo:font-style="normal" fo:font-weight="normal" officeooo:rsid="001c94e4" officeooo:paragraph-rsid="001c94e4"/>
    </style:style>
    <style:style style:name="P8" style:family="paragraph" style:parent-style-name="Standard"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/>
    </style:style>
    <style:style style:name="P9" style:family="paragraph" style:parent-style-name="Standard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 loext:padding="0cm" loext:border="none"/>
    </style:style>
    <style:style style:name="P10" style:family="paragraph" style:parent-style-name="Text_20_body">
      <style:paragraph-properties fo:margin-top="0cm" fo:margin-bottom="1.058cm" loext:contextual-spacing="false" fo:orphans="2" fo:widows="2"/>
    </style:style>
    <style:style style:name="P11" style:family="paragraph" style:parent-style-name="Standard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2pt" fo:letter-spacing="normal" fo:font-style="normal" fo:font-weight="normal" officeooo:rsid="001c94e4" officeooo:paragraph-rsid="001c94e4" loext:padding="0cm" loext:border="none"/>
    </style:style>
    <style:style style:name="P12" style:family="paragraph" style:parent-style-name="Standard">
      <style:text-properties officeooo:rsid="001c94e4" officeooo:paragraph-rsid="001c94e4"/>
    </style:style>
    <style:style style:name="P13" style:family="paragraph" style:parent-style-name="Standard">
      <style:text-properties officeooo:rsid="001e48f1" officeooo:paragraph-rsid="001e48f1"/>
    </style:style>
    <style:style style:name="P14" style:family="paragraph" style:parent-style-name="Standard">
      <style:text-properties officeooo:rsid="001e657f" officeooo:paragraph-rsid="001e657f"/>
    </style:style>
    <style:style style:name="P15" style:family="paragraph" style:parent-style-name="Standard" style:list-style-name="L3">
      <style:text-properties officeooo:rsid="001e657f" officeooo:paragraph-rsid="001e657f"/>
    </style:style>
    <style:style style:name="P16" style:family="paragraph" style:parent-style-name="Standard" style:list-style-name="L4">
      <style:text-properties officeooo:rsid="001e657f" officeooo:paragraph-rsid="001e657f"/>
    </style:style>
    <style:style style:name="P17" style:family="paragraph" style:parent-style-name="Standard" style:list-style-name="L3">
      <style:text-properties officeooo:paragraph-rsid="001e657f"/>
    </style:style>
    <style:style style:name="P18" style:family="paragraph" style:parent-style-name="Standard">
      <style:text-properties officeooo:rsid="001e89df" officeooo:paragraph-rsid="001e657f"/>
    </style:style>
    <style:style style:name="P19" style:family="paragraph" style:parent-style-name="Standard">
      <style:text-properties officeooo:rsid="001e90f4" officeooo:paragraph-rsid="001e90f4"/>
    </style:style>
    <style:style style:name="P20" style:family="paragraph" style:parent-style-name="Standard">
      <style:text-properties officeooo:rsid="0020c51a" officeooo:paragraph-rsid="0020c51a"/>
    </style:style>
    <style:style style:name="P21" style:family="paragraph" style:parent-style-name="Standard">
      <style:text-properties officeooo:rsid="002231d9" officeooo:paragraph-rsid="002231d9"/>
    </style:style>
    <style:style style:name="P22" style:family="paragraph" style:parent-style-name="Text_20_body" style:list-style-name="L1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23" style:family="paragraph" style:parent-style-name="Text_20_body" style:list-style-name="L2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24" style:family="paragraph" style:parent-style-name="Text_20_body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2pt" fo:letter-spacing="normal" fo:font-style="normal" fo:font-weight="normal" officeooo:rsid="001c94e4" officeooo:paragraph-rsid="001c94e4" loext:padding="0cm" loext:border="none"/>
    </style:style>
    <style:style style:name="P25" style:family="paragraph" style:parent-style-name="Text_20_body" style:list-style-name="L2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T1" style:family="text">
      <style:text-properties style:font-name="Source Sans Pro" fo:font-size="12pt" fo:font-style="normal" fo:font-weight="normal"/>
    </style:style>
    <style:style style:name="T2" style:family="text">
      <style:text-properties fo:font-size="12pt" fo:font-weight="normal"/>
    </style:style>
    <style:style style:name="T3" style:family="text">
      <style:text-properties officeooo:rsid="001e657f"/>
    </style:style>
    <style:style style:name="T4" style:family="text">
      <style:text-properties officeooo:rsid="001e89d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6"/>
      <text:p text:style-name="P6">Clase7:</text:p>
      <text:p text:style-name="P7">User story mapping y release plan - HTML</text:p>
      <text:h text:style-name="P1" text:outline-level="2">Introducción a user story mapping y release plan</text:h>
      <text:p text:style-name="P2">Al planificar la construcción de nuestro producto, existen diferentes técnicas y herramientas que nos ayudan a visualizar y organizar las tareas, los tiempos y establecer las expectativas adecuadas, compartidas por todos los involucrados en el proyecto.</text:p>
      <text:p text:style-name="P10"/>
      <text:p text:style-name="P2">Luego de recorrer el contenido de este átomo podrás:</text:p>
      <text:list xml:id="list3234575102" text:style-name="L1">
        <text:list-item>
          <text:p text:style-name="P22"> <text:span text:style-name="T1">Realizar un user story mapping que te permita identificar las funcionalidades de tu producto, las tareas necesarias para construirlo y las diferentes versiones en la que evolucionará el software en el tiempo.</text:span></text:p>
        </text:list-item>
        <text:list-item>
          <text:p text:style-name="P22"> <text:span text:style-name="T1">Comunicar de manera visual, fácil y efectiva a los interesados en el proyecto cómo se planifica la construcción del software para establecer las expectativas de manera acorde.</text:span></text:p>
        </text:list-item>
      </text:list>
      <text:p text:style-name="P24">Video:</text:p>
      <text:p text:style-name="P24">PORQ, PARA Q ESTAMOS CONSTRUYENDO ESTO, que valores aportara a la sociedad y cuando, cuales son las actividades escenciales que el usuario puede realizar con el sistema, cuantas versiones podemos visualizar a futuro y asi sucesivamente</text:p>
      <text:p text:style-name="P11">User story map:Se enfoca en el recorrido de los usarios</text:p>
      <text:p text:style-name="P9"><text:span text:style-name="T1"><text:s/></text:span><text:span text:style-name="T2">Mapa de historias de usuarios: mapa de historias completo, para facilitar la priorizacion, se utiliza en la etapa de DESCUBRIMIENTO DE PRODUCTO, <text:s/>cuando ya se conoce la necesidad del cliente y el producto que se quiere desarrollar. Se definen funcionalidades, características o servicios que tiene que cumplir el producto para lograr cumplir con los objetivos del usuario. Se hace con una grilla ordenanda por tiempo y necesidad. Es util para identificar cual será el MVP</text:span></text:p>
      <text:p text:style-name="P8">User story mapping y release plan - HTML2</text:p>
      <text:h text:style-name="P1" text:outline-level="2"><text:soft-page-break/>¿Qué obtenemos a partir del user story map?</text:h>
      <text:p text:style-name="P3">Al realizar el user story map conseguimos:</text:p>
      <text:list xml:id="list37544942" text:style-name="L2">
        <text:list-item>
          <text:p text:style-name="P23"> <text:span text:style-name="T1">Claridad de scope y features (alcance y funcionalidades): ver de forma global todos los componentes que pretendemos construir.</text:span></text:p>
        </text:list-item>
        <text:list-item>
          <text:p text:style-name="P23"> <text:span text:style-name="T1">Priorizar componentes por valor de negocio: cuanto más arriba la historia significa que es más prioritaria, que primero se va a lanzar.</text:span></text:p>
        </text:list-item>
        <text:list-item>
          <text:p text:style-name="P23"> <text:span text:style-name="T1">Detectar dependencias entre componentes.</text:span></text:p>
        </text:list-item>
        <text:list-item>
          <text:p text:style-name="P25">Identificar entregas o releases: es una buena alternativa para un plan de proyecto o release plan.</text:p>
        </text:list-item>
        <text:list-item>
          <text:p text:style-name="P23"> <text:span text:style-name="T1">Ayudar a delimitar el alcance, es decir, lo que se va a construir y lo que se deja afuera.</text:span></text:p>
        </text:list-item>
      </text:list>
      <text:p text:style-name="P4">¿Qué es el release plan?</text:p>
      <text:p text:style-name="P5">Es un conjunto de historias de usuario agrupadas por versiones del usuarios.</text:p>
      <text:p text:style-name="P5">Con herramienta de story maping puedo ver cada uno de los realisis proyectados a futuro con las histories de los usuarios</text:p>
      <text:p text:style-name="P5">Puede modificarse los requerimioentos de furutos realises, se deben actualizar los requerimientios</text:p>
      <text:p text:style-name="P5">Sirve para reducir incertidumbre y riesgo pero no como restriccion para posibles cambios</text:p>
      <text:p text:style-name="P6"/>
      <text:p text:style-name="P14">Clase 7 sinc:</text:p>
      <text:p text:style-name="P14">USER STORYS:</text:p>
      <text:p text:style-name="P14">Define una funcion especifica de manera cotidiana, tiene que tener los criterios de aceptacion, “quiero” “como” “para”</text:p>
      <text:p text:style-name="P14"/>
      <text:p text:style-name="P14">El problema de la documentación, la documentacion era el centro, no el cliente antes</text:p>
      <text:p text:style-name="P14"/>
      <text:p text:style-name="P14">Prácticas ágiles de desarrollo de scrum:</text:p>
      <text:list xml:id="list3273656961" text:style-name="L3">
        <text:list-item>
          <text:p text:style-name="P15">Generar la documentacion necesaria y justoa a tiempo para utilizarla en desarrolar y luego archivarla</text:p>
        </text:list-item>
        <text:list-item>
          <text:p text:style-name="P15">Refactorizar el código constantemente</text:p>
        </text:list-item>
        <text:list-item>
          <text:p text:style-name="P15"><text:soft-page-break/>falta una</text:p>
        </text:list-item>
      </text:list>
      <text:p text:style-name="P14"/>
      <text:list xml:id="list203936466335710" text:continue-numbering="true" text:style-name="L3">
        <text:list-header>
          <text:p text:style-name="P17"><text:span text:style-name="T3">Las HISTORIAS DE USUARIO son descripciones cortas y simples de funcionalidad escritas desde la perspectiva del usuarios</text:span></text:p>
        </text:list-header>
        <text:list-item>
          <text:p text:style-name="P15">Una user story es una promesa de una conversación.</text:p>
        </text:list-item>
        <text:list-item>
          <text:p text:style-name="P15">Dos mas que faltan</text:p>
        </text:list-item>
      </text:list>
      <text:p text:style-name="P14"/>
      <text:p text:style-name="P14">Beneficios de las historias de ususrios</text:p>
      <text:list xml:id="list2905513593" text:style-name="L4">
        <text:list-item>
          <text:p text:style-name="P16">independiente: no son independientes usa de otras pero se pueden dividir como subtareas para que tenga cierto detalles</text:p>
          <text:p text:style-name="P16"/>
        </text:list-item>
        <text:list-item>
          <text:p text:style-name="P16">negociable</text:p>
          <text:p text:style-name="P16"/>
        </text:list-item>
        <text:list-item>
          <text:p text:style-name="P16">valiosa: <text:span text:style-name="T4">apunta a q sea de valor para el usuario final</text:span></text:p>
          <text:p text:style-name="P16"/>
        </text:list-item>
        <text:list-item>
          <text:p text:style-name="P16">estimable: <text:span text:style-name="T4">que tenga el detalle suficiente para estimar el tiempo que lleva, dos meses. Una semana etc</text:span></text:p>
          <text:p text:style-name="P16"/>
        </text:list-item>
        <text:list-item>
          <text:p text:style-name="P16">pequeña</text:p>
          <text:p text:style-name="P16"/>
        </text:list-item>
        <text:list-item>
          <text:p text:style-name="P16">testeable</text:p>
        </text:list-item>
        <text:list-item>
          <text:p text:style-name="P16"/>
        </text:list-item>
      </text:list>
      <text:p text:style-name="P14">Permiten planificar e implementar más ágilmente</text:p>
      <text:p text:style-name="P14">Permiten alinea al negocio con el equipo de desarrollo</text:p>
      <text:p text:style-name="P14">Permiten ampliar el abanico de soluciones</text:p>
      <text:p text:style-name="P14"/>
      <text:p text:style-name="P18">Definir al menos tres user storyes zapatos unicos personalizados</text:p>
      <text:p text:style-name="P18"/>
      <text:p text:style-name="P19">Invierto más detalle en las user story próximas</text:p>
      <text:p text:style-name="P19">El baglog <text:s/>del producto es un listado de items</text:p>
      <text:p text:style-name="P19"/>
      <text:p text:style-name="P19">Tecnicas de planificaccion de sprint</text:p>
      <text:p text:style-name="P19">MoSCoW: lo q el producto si o si tiene q tenerM</text:p>
      <text:p text:style-name="P19"><text:s text:c="18"/>lo q debe tener a largo plazo <text:s text:c="11"/>S</text:p>
      <text:p text:style-name="P19"><text:s text:c="19"/>retoques sin los q se puede vivir <text:s text:c="4"/>C</text:p>
      <text:p text:style-name="P19"><text:s text:c="18"/>cosas q decidimos no hcer <text:s text:c="13"/>W</text:p>
      <text:p text:style-name="P19">Matriz de priorizacion</text:p>
      <text:p text:style-name="P19">valor vs esfuerzo</text:p>
      <text:p text:style-name="P19">deseable vs rentable</text:p>
      <text:p text:style-name="P19"/>
      <text:p text:style-name="P20">La sucesion de fibonacci se usa para estimar esfuerzo</text:p>
      <text:p text:style-name="P20"/>
      <text:p text:style-name="P21">User story mapping, para tener el user story en dos dimensiones</text:p>
      <text:p text:style-name="P21">De manera horizaontal las funcinalidades, de manera vertical las veris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5T00:04:53.622000000</meta:creation-date>
    <dc:date>2021-04-26T20:39:34.811000000</dc:date>
    <meta:editing-duration>PT1H22M5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65" meta:word-count="705" meta:character-count="4351" meta:non-whitespace-character-count="3638"/>
  </office:meta>
</office:document-meta>
</file>